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fo:color="#ff3333"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GS ARPG1</text:p>
      <text:p text:style-name="P2">SYSTEM DESIGN DOCUMENT</text:p>
      <text:p text:style-name="P1"/>
      <text:p text:style-name="P1">UPDATED: 3 SEPTEMBER 2019</text:p>
      <text:p text:style-name="P1"/>
      <text:p text:style-name="P1">SUMMARY: TO LIST ALL THE FUNCTIONS WE AS A STUDIO, AND THE GAME AS WE MAKE IT, WILL NEED TO PERFORM TO SUCCEED. CURRENTLY DOESN'T LIST ESTIMATE EFFORT FOR EACH ITEM.</text:p>
      <text:p text:style-name="P1"/>
      <text:p text:style-name="P1">MAJOR SYSTEMS:</text:p>
      <text:p text:style-name="P1"><text:tab/>ACTS</text:p>
      <text:p text:style-name="P1"><text:tab/>AI</text:p>
      <text:p text:style-name="P1"><text:tab/>AUDIO</text:p>
      <text:p text:style-name="P1"><text:tab/>CONFIGURATION</text:p>
      <text:p text:style-name="P1"><text:tab/>DAMAGE</text:p>
      <text:p text:style-name="P1"><text:tab/>DUNGEONS</text:p>
      <text:p text:style-name="P1"><text:tab/>ENEMIES</text:p>
      <text:p text:style-name="P1"><text:tab/>ENVIRONMENT</text:p>
      <text:p text:style-name="P1"><text:tab/>EQUIPMENT</text:p>
      <text:p text:style-name="P1"><text:tab/>HIRELINGS</text:p>
      <text:p text:style-name="P1"><text:tab/>INVENTORY</text:p>
      <text:p text:style-name="P1"><text:tab/>LOOT</text:p>
      <text:p text:style-name="P1"><text:tab/>MODELS</text:p>
      <text:p text:style-name="P1"><text:tab/>MULTIPLAYER</text:p>
      <text:p text:style-name="P1"><text:tab/>PROGRESSION</text:p>
      <text:p text:style-name="P1"><text:tab/>SAVING</text:p>
      <text:p text:style-name="P1"><text:tab/>UI</text:p>
      <text:p text:style-name="P1"><text:tab/>ZZZ-UG STUDIO CONVENTIONS</text:p>
      <text:p text:style-name="P1"><text:tab/></text:p>
      <text:p text:style-name="P1">ACTS</text:p>
      <text:p text:style-name="P1"><text:tab/>ACT I</text:p>
      <text:p text:style-name="P1"><text:tab/><text:tab/>THEMATIC CONSISTENCY</text:p>
      <text:p text:style-name="P1"><text:tab/>ACT II</text:p>
      <text:p text:style-name="P1"><text:tab/><text:tab/>THEMATIC CONSISTENCY</text:p>
      <text:p text:style-name="P1"><text:tab/>ACT III</text:p>
      <text:p text:style-name="P1"><text:tab/><text:tab/>THEMATIC CONSISTENCY</text:p>
      <text:p text:style-name="P1"><text:tab/>ACT IV</text:p>
      <text:p text:style-name="P1"><text:tab/><text:tab/>THEMATIC CONSISTENCY</text:p>
      <text:p text:style-name="P1"><text:tab/>ACT V</text:p>
      <text:p text:style-name="P1"><text:tab/><text:tab/>THEMATIC CONSISTENCY</text:p>
      <text:p text:style-name="P1"><text:tab/>ACT VI</text:p>
      <text:p text:style-name="P1"><text:tab/><text:tab/>THEMATIC CONSISTENCY</text:p>
      <text:p text:style-name="P1"><text:tab/>ACT VII</text:p>
      <text:p text:style-name="P1"><text:tab/><text:tab/>THEMATIC CONSISTENCY</text:p>
      <text:p text:style-name="P1"/>
      <text:p text:style-name="P1">AI</text:p>
      <text:p text:style-name="P1"><text:tab/>HIRELING FOLLOW AI</text:p>
      <text:p text:style-name="P1"><text:tab/>HIRELING ATTACK AI</text:p>
      <text:p text:style-name="P1"><text:tab/>HIRELING WANDER AI</text:p>
      <text:p text:style-name="P1"><text:soft-page-break/><text:tab/>PET FOLLOW AI</text:p>
      <text:p text:style-name="P1"><text:tab/>PET WANDER AI</text:p>
      <text:p text:style-name="P1"><text:tab/>ENEMY CHASE AI</text:p>
      <text:p text:style-name="P1"><text:tab/>ENEMY ATTACK AI</text:p>
      <text:p text:style-name="P1"><text:tab/>ENEMY FLEE AI? (DO WE WANT THEM FLEEING AT TIMES?)</text:p>
      <text:p text:style-name="P1"><text:tab/>ENEMY PATROL BEHAVIOR</text:p>
      <text:p text:style-name="P1"><text:tab/>ENEMY WANDER AI</text:p>
      <text:p text:style-name="P1"/>
      <text:p text:style-name="P1">AUDIO</text:p>
      <text:p text:style-name="P1"><text:tab/>ENVIRONMENT</text:p>
      <text:p text:style-name="P1"><text:tab/><text:tab/>BIRDS, WIND, ETC.</text:p>
      <text:p text:style-name="P1"><text:tab/>MUSIC</text:p>
      <text:p text:style-name="P1"><text:tab/><text:tab/>ADAPTIVE SOUNDTRACK</text:p>
      <text:p text:style-name="P1"><text:tab/>SOUND FX</text:p>
      <text:p text:style-name="P1"><text:tab/><text:tab/>DEATH FX</text:p>
      <text:p text:style-name="P1"><text:tab/><text:tab/>ENEMY SOUNDS</text:p>
      <text:p text:style-name="P1"><text:tab/><text:tab/>FIRE FX</text:p>
      <text:p text:style-name="P1"><text:tab/><text:tab/>HIT FX</text:p>
      <text:p text:style-name="P1"><text:tab/>UI</text:p>
      <text:p text:style-name="P1"><text:tab/><text:tab/>BUTTON PUSHES</text:p>
      <text:p text:style-name="P1"><text:tab/><text:tab/>KEYSTROKES</text:p>
      <text:p text:style-name="P1"><text:tab/><text:tab/>MOUSE CLICKS</text:p>
      <text:p text:style-name="P1"/>
      <text:p text:style-name="P1">CONFIGURATION</text:p>
      <text:p text:style-name="P1"><text:tab/>CONFIGURATION SCREENS</text:p>
      <text:p text:style-name="P1"><text:tab/>GAME ACCOUNTING FOR CONFIGURATION</text:p>
      <text:p text:style-name="P1"/>
      <text:p text:style-name="P1">DAMAGE</text:p>
      <text:p text:style-name="P1"><text:tab/>PLAYER DAMAGE</text:p>
      <text:p text:style-name="P1"><text:tab/><text:tab/>DAMAGE ANIMATIONS</text:p>
      <text:p text:style-name="P1"><text:tab/><text:tab/>PLAYER DEATH</text:p>
      <text:p text:style-name="P1"><text:tab/>ENEMY DAMAGE</text:p>
      <text:p text:style-name="P1"><text:tab/><text:tab/>DAMAGE ANIMATIONS</text:p>
      <text:p text:style-name="P1"><text:tab/><text:tab/>ENEMY DEATH</text:p>
      <text:p text:style-name="P1"/>
      <text:p text:style-name="P1">DUNGEONS</text:p>
      <text:p text:style-name="P1"><text:tab/>DUNGEON GENERATOR</text:p>
      <text:p text:style-name="P1"><text:tab/><text:tab/>POPULATE WITH ENEMIES</text:p>
      <text:p text:style-name="P1"><text:tab/><text:tab/>POPULATE WITH LOOT</text:p>
      <text:p text:style-name="P1"><text:tab/><text:tab/>DUNGEON DIFFICULTY</text:p>
      <text:p text:style-name="P1"><text:tab/><text:tab/><text:tab/>DISABLING SAVING IN DUNGEONS</text:p>
      <text:p text:style-name="P1"><text:tab/><text:tab/><text:tab/>MORE ENEMIES, BETTER LOOT</text:p>
      <text:p text:style-name="P1"><text:tab/><text:tab/><text:tab/>SMALL, MEDIUM AND LARGE DUNGEONS</text:p>
      <text:p text:style-name="P1"><text:tab/><text:tab/>DUNGEON SCROLL ADJUSTMENTS</text:p>
      <text:p text:style-name="P1"/>
      <text:p text:style-name="P1">ENEMIES</text:p>
      <text:p text:style-name="P1"><text:tab/>STANDARD ENEMIES (AT LEAST 5 TYPES PER ACT)</text:p>
      <text:p text:style-name="P1"><text:tab/>TOUGH ENEMIES</text:p>
      <text:p text:style-name="P1"><text:tab/>UNIQUE ENEMIES</text:p>
      <text:p text:style-name="P1"><text:soft-page-break/><text:tab/>ACT BOSS ENEMIES</text:p>
      <text:p text:style-name="P1"/>
      <text:p text:style-name="P1">ENVIRONMENT</text:p>
      <text:p text:style-name="P1"><text:tab/>ACT TOWNS</text:p>
      <text:p text:style-name="P1"><text:tab/>ACT TOWNSPEOPLE</text:p>
      <text:p text:style-name="P1"><text:tab/><text:tab/>ARMOR/WEAPONS VENDORS</text:p>
      <text:p text:style-name="P1"><text:tab/>TERRAIN</text:p>
      <text:p text:style-name="P1"><text:tab/><text:tab/>TREES</text:p>
      <text:p text:style-name="P1"><text:tab/><text:tab/>LAKES</text:p>
      <text:p text:style-name="P1"><text:tab/><text:tab/>HOUSES</text:p>
      <text:p text:style-name="P1"><text:tab/><text:tab/>DETAILS (SHRUBS, ROCKS ETC)</text:p>
      <text:p text:style-name="P1"><text:tab/>CAMERA</text:p>
      <text:p text:style-name="P1"><text:tab/><text:tab/>FADING INTERVENING OBJECTS</text:p>
      <text:p text:style-name="P1"><text:tab/>PORTALS</text:p>
      <text:p text:style-name="P1"><text:tab/><text:tab/>DUNGEON PORTALS</text:p>
      <text:p text:style-name="P1"><text:tab/><text:tab/>WAYPOINTS</text:p>
      <text:p text:style-name="P1"/>
      <text:p text:style-name="P1">EQUIPMENT</text:p>
      <text:p text:style-name="P1"><text:tab/>ARMOUR</text:p>
      <text:p text:style-name="P1"><text:tab/><text:tab/>HEAD</text:p>
      <text:p text:style-name="P1"><text:tab/><text:tab/>SHOULDER</text:p>
      <text:p text:style-name="P1"><text:tab/><text:tab/>CHEST</text:p>
      <text:p text:style-name="P1"><text:tab/><text:tab/>BELT</text:p>
      <text:p text:style-name="P1"><text:tab/><text:tab/>LEFT-HAND WEAPON</text:p>
      <text:p text:style-name="P1"><text:tab/><text:tab/>RIGHT-HAND WEAPON/SHIELD</text:p>
      <text:p text:style-name="P1"><text:tab/><text:tab/>PANTS</text:p>
      <text:p text:style-name="P1"><text:tab/><text:tab/>BOOTS</text:p>
      <text:p text:style-name="P1"><text:tab/><text:tab/>AMULET</text:p>
      <text:p text:style-name="P1"><text:tab/><text:tab/>RINGS</text:p>
      <text:p text:style-name="P1"><text:tab/>POTIONS</text:p>
      <text:p text:style-name="P1"><text:tab/><text:tab/>HEALTH POTIONS</text:p>
      <text:p text:style-name="P1"><text:tab/><text:tab/>MANA POTIONS</text:p>
      <text:p text:style-name="P1"><text:tab/>SCROLLS</text:p>
      <text:p text:style-name="P1"><text:tab/><text:tab/>PLAYER EFFECT SCROLLS</text:p>
      <text:p text:style-name="P1"><text:tab/><text:tab/>DUNGEON EFFECT SCROLLS</text:p>
      <text:p text:style-name="P1"><text:tab/>WEAPONS</text:p>
      <text:p text:style-name="P1"><text:tab/><text:tab/>BOWS (1H)</text:p>
      <text:p text:style-name="P1"><text:tab/><text:tab/>CROSSBOWS (2H) (SLOWER FIRING SPEED, HIGHER DAMAGE)</text:p>
      <text:p text:style-name="P1"><text:tab/><text:tab/>DAGGER (FASTER ATTACK, LOWER DAMAGE)</text:p>
      <text:p text:style-name="P1"><text:tab/><text:tab/>SWORDS (1H AND 2H)</text:p>
      <text:p text:style-name="P1"><text:tab/><text:tab/>STAVES</text:p>
      <text:p text:style-name="P1"><text:tab/><text:tab/>WANDS (1H AND 2H) (FASTER ATTACK, LOWER DAMAGE)</text:p>
      <text:p text:style-name="P1"/>
      <text:p text:style-name="P1">HIRELINGS</text:p>
      <text:p text:style-name="P1"><text:tab/>EQUIPPING HIRELINGS</text:p>
      <text:p text:style-name="P1"><text:tab/>HIRING HIRELINGS</text:p>
      <text:p text:style-name="P1"><text:tab/>HIRING STABLES (HAVE MORE THAN ONE HIRELING)</text:p>
      <text:p text:style-name="P1"><text:tab/>PETS (ASTHETIC)</text:p>
      <text:p text:style-name="P1"><text:tab/>PET STABLES (HAVE MORE THAN ONE PET)</text:p>
      <text:p text:style-name="P1"><text:soft-page-break/><text:tab/>RESURRECTING HIRELINGS</text:p>
      <text:p text:style-name="P1"/>
      <text:p text:style-name="P1">INVENTORY</text:p>
      <text:p text:style-name="P1"><text:tab/>PLAYER INVENTORY</text:p>
      <text:p text:style-name="P1"><text:tab/><text:tab/>DISPLAY CHARACTER SHEET</text:p>
      <text:p text:style-name="P1"><text:tab/>PLAYER STASH</text:p>
      <text:p text:style-name="P1"><text:tab/><text:tab/>STASH SIZE INCREASES WITH LEVELS</text:p>
      <text:p text:style-name="P1"><text:tab/><text:tab/>DISPLAY CHARACTER SHEET</text:p>
      <text:p text:style-name="P1"><text:tab/>ACCOUNT-WIDE STASH</text:p>
      <text:p text:style-name="P1"><text:tab/><text:tab/>DISPLAY CHARACTER SHEET</text:p>
      <text:p text:style-name="P1"/>
      <text:p text:style-name="P1">LOOT</text:p>
      <text:p text:style-name="P1"><text:tab/>LOOT GENERATION</text:p>
      <text:p text:style-name="P1"><text:tab/><text:tab/>ACCOUNT FOR PLAYER LEVEL</text:p>
      <text:p text:style-name="P1"><text:tab/><text:tab/>ACCOUNT FOR DIFFICULTY LEVEL</text:p>
      <text:p text:style-name="P1"><text:tab/><text:tab/>STANDARD, RARE, UNIQUE, LEGENDARY LOOT</text:p>
      <text:p text:style-name="P1"/>
      <text:p text:style-name="P1">MODELS</text:p>
      <text:p text:style-name="P1"><text:tab/>PLAYER MODELS</text:p>
      <text:p text:style-name="P1"><text:tab/><text:tab/>UMA MODELLING FOR PLAYERS</text:p>
      <text:p text:style-name="P1"><text:tab/><text:tab/>ATTACK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><text:tab/>ENEMY MODELS</text:p>
      <text:p text:style-name="P1"><text:tab/><text:tab/>ATTACK ANIMATIONS</text:p>
      <text:p text:style-name="P1"><text:tab/><text:tab/>PATROL ANIMATIONS</text:p>
      <text:p text:style-name="P1"><text:tab/><text:tab/>IDLE ANIMATIONS</text:p>
      <text:p text:style-name="P1"><text:tab/><text:tab/>WALK/RUN ANIMATIONS</text:p>
      <text:p text:style-name="P1"><text:tab/><text:tab/>DEATH ANIMATIONS</text:p>
      <text:p text:style-name="P1"><text:tab/><text:tab/>DAMAGE ANIMATIONS</text:p>
      <text:p text:style-name="P1"/>
      <text:p text:style-name="P1">MULTIPLAYER</text:p>
      <text:p text:style-name="P1"><text:tab/>HOSTED</text:p>
      <text:p text:style-name="P1"><text:tab/>PEER TO PEER – UNITY NETCODE</text:p>
      <text:p text:style-name="P1"><text:tab/>PHOTON FOR DEDICATED SERVERS?</text:p>
      <text:p text:style-name="P1"/>
      <text:p text:style-name="P1">PROGRESSION</text:p>
      <text:p text:style-name="P1"><text:tab/>PLAYER PROGRESSION</text:p>
      <text:p text:style-name="P1"><text:tab/><text:tab/>XP</text:p>
      <text:p text:style-name="P1"><text:tab/><text:tab/>LEVELLING</text:p>
      <text:p text:style-name="P1"><text:tab/><text:tab/>STAT POINTS</text:p>
      <text:p text:style-name="P1"><text:tab/><text:tab/>SKILL POINTS</text:p>
      <text:p text:style-name="P1"><text:tab/><text:tab/>HARD PENALTIES</text:p>
      <text:p text:style-name="P1"><text:tab/><text:tab/>DAMNED HARD PENALTIES</text:p>
      <text:p text:style-name="P1"><text:tab/><text:tab/>NIGHTMARE PENALTIES</text:p>
      <text:p text:style-name="P1"><text:tab/>ENEMY PROGRESSION</text:p>
      <text:p text:style-name="P1"><text:tab/><text:tab/>HEALTH INCREASES</text:p>
      <text:p text:style-name="P1"><text:soft-page-break/><text:tab/><text:tab/>DAMAGE INCREASES</text:p>
      <text:p text:style-name="P1"><text:tab/><text:tab/>MORE FREQUENT HARDER ENEMY TYPES</text:p>
      <text:p text:style-name="P1"/>
      <text:p text:style-name="P1">SAVING</text:p>
      <text:p text:style-name="P1"><text:tab/>LOADING GAME</text:p>
      <text:p text:style-name="P1"><text:tab/><text:tab/>REMEMBERING ENEMY STATES?</text:p>
      <text:p text:style-name="P1"><text:tab/>SAVING GAME ON EXIT</text:p>
      <text:p text:style-name="P1"><text:tab/>SAVING GAME ON PORTAL?</text:p>
      <text:p text:style-name="P1"/>
      <text:p text:style-name="P1">UI</text:p>
      <text:p text:style-name="P1"><text:tab/>ENEMY HEALTH BARS</text:p>
      <text:p text:style-name="P1"><text:tab/>HEIRLING STABLES</text:p>
      <text:p text:style-name="P1"><text:tab/>PET STABLES</text:p>
      <text:p text:style-name="P1"><text:tab/>PLAYER ACTION BARS</text:p>
      <text:p text:style-name="P1"><text:tab/>PLAYER CHARACTER WINDOW</text:p>
      <text:p text:style-name="P1"><text:tab/>PLAYER HEALTH UI</text:p>
      <text:p text:style-name="P1"><text:tab/>PLAYER ENERGY UI</text:p>
      <text:p text:style-name="P1"><text:tab/>PLAYER INVENTORY WINDOW</text:p>
      <text:p text:style-name="P1"/>
      <text:p text:style-name="P1">ZZZ-UG STUDIO CONVENTIONS</text:p>
      <text:p text:style-name="P1"><text:tab/>CODING</text:p>
      <text:p text:style-name="P1"><text:tab/><text:tab/>CLASS NAMES</text:p>
      <text:p text:style-name="P1"><text:tab/><text:tab/>COMMENTING CONVENTIONS</text:p>
      <text:p text:style-name="P1"><text:tab/><text:tab/>DOCUMENTATION OF CODING</text:p>
      <text:p text:style-name="P1"><text:tab/><text:tab/>METHOD NAMES</text:p>
      <text:p text:style-name="P1"><text:tab/><text:tab/>NAMESPACES – LIKELY USE THIS DOCUMENTS MAJOR</text:p>
      <text:p text:style-name="P1"><text:tab/><text:tab/><text:tab/>SYSTEMS FOR NAMESPACES.</text:p>
      <text:p text:style-name="P1"><text:tab/><text:tab/>VARIABLE NAMES</text:p>
      <text:p text:style-name="P1"><text:tab/>DOCUMENT NAMING AND FORMATTING</text:p>
      <text:p text:style-name="P1"><text:tab/>FOLDER STRUCTURE</text:p>
      <text:p text:style-name="P1"><text:tab/><text:tab/>ANIMATIONS</text:p>
      <text:p text:style-name="P1"><text:tab/><text:tab/>ASSETPACKS</text:p>
      <text:p text:style-name="P1"><text:tab/><text:tab/>AUDIO</text:p>
      <text:p text:style-name="P1"><text:tab/><text:tab/>PREFABS</text:p>
      <text:p text:style-name="P1"><text:tab/><text:tab/>SCENES</text:p>
      <text:p text:style-name="P1"><text:tab/><text:tab/>SCRIPTS</text:p>
      <text:p text:style-name="P1"><text:tab/>FONTS</text:p>
      <text:p text:style-name="P1"><text:tab/><text:tab/>VERDANA 12</text:p>
      <text:p text:style-name="P1"><text:tab/>GITHUB</text:p>
      <text:p text:style-name="P1"><text:tab/><text:tab/>GITIGNORE</text:p>
      <text:p text:style-name="P1"><text:tab/><text:tab/><text:tab/>USE UNITY STANDARD IGNORE</text:p>
      <text:p text:style-name="P1"><text:tab/><text:tab/><text:tab/>IGNORE ASSETPACKS</text:p>
      <text:p text:style-name="P1"><text:tab/><text:tab/>UNITY GITHUB INTEGRATION</text:p>
      <text:p text:style-name="P1"><text:tab/>MEETING SCHEDULES (WEEKLY?)</text:p>
      <text:p text:style-name="P1"><text:tab/>UNITY VERSION</text:p>
      <text:p text:style-name="P1"><text:tab/>SOURCETREE</text:p>
      <text:p text:style-name="P1"><text:tab/>SPELLING</text:p>
      <text:p text:style-name="P1"><text:tab/><text:tab/>- US SPELLING (UNFORTUNATELY)</text:p>
      <text:p text:style-name="P1"><text:tab/>VISUAL STUDIO VERSION</text:p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</meta:initial-creator>
    <meta:creation-date>2019-09-03T00:03:18</meta:creation-date>
    <meta:generator>OpenOffice/4.1.3$Win32 OpenOffice.org_project/413m1$Build-9783</meta:generator>
    <dc:date>2019-09-09T08:56:40.44</dc:date>
    <dc:creator>Andrew P</dc:creator>
    <meta:editing-duration>P3DT12H3M41S</meta:editing-duration>
    <meta:editing-cycles>14</meta:editing-cycles>
    <meta:document-statistic meta:table-count="0" meta:image-count="0" meta:object-count="0" meta:page-count="6" meta:paragraph-count="223" meta:word-count="525" meta:character-count="3815"/>
  </office:meta>
</office:document-meta>
</file>